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0.882cm" fo:min-width="0.632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fill-color="#996600" draw:textarea-horizontal-align="justify" draw:textarea-vertical-align="middle" draw:auto-grow-height="false" fo:min-height="1.033cm" fo:min-width="0.783cm"/>
    </style:style>
    <style:style style:name="gr4" style:family="graphic" style:parent-style-name="standard">
      <style:graphic-properties draw:fill-color="#ccff00" draw:textarea-horizontal-align="justify" draw:textarea-vertical-align="middle" draw:auto-grow-height="false" fo:min-height="1.994cm" fo:min-width="1.744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1.033cm" fo:min-width="0.783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994cm" fo:min-width="1.74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6600"/>
      <style:paragraph-properties fo:text-align="center"/>
    </style:style>
    <style:style style:name="P5" style:family="paragraph">
      <loext:graphic-properties draw:fill-color="#ccff00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cm" svg:height="1.6cm" svg:x="0.2cm" svg:y="0.2cm">
          <text:p text:style-name="P1">X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1.6cm" svg:x="2.2cm" svg:y="2.2cm">
          <text:p text:style-name="P1">X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6cm" svg:height="1.6cm" svg:x="0.2cm" svg:y="4.2cm">
          <text:p text:style-name="P1">X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cm" svg:height="1.6cm" svg:x="2.2cm" svg:y="6.2cm">
          <text:p text:style-name="P1">-X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1.6cm" svg:x="6.2cm" svg:y="0.2cm">
          <text:p text:style-name="P1">-X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1.6cm" svg:x="4.3cm" svg:y="2.2cm">
          <text:p text:style-name="P1">-X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1.6cm" svg:x="6.2cm" svg:y="4.2cm">
          <text:p text:style-name="P1">-X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1.6cm" svg:x="4.3cm" svg:y="6.2cm">
          <text:p text:style-name="P1">X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cm" svg:y1="1.8cm" svg:x2="1cm" svg:y2="4.2cm" draw:start-shape="id1" draw:start-glue-point="8" draw:end-shape="id2" draw:end-glue-point="4" svg:d="M1000 1800v2400" svg:viewBox="0 0 1 2401">
          <text:p/>
        </draw:connector>
        <draw:connector draw:style-name="gr2" draw:text-style-name="P3" draw:layer="layout" draw:type="line" svg:x1="1.566cm" svg:y1="4.434cm" svg:x2="2.434cm" svg:y2="3.566cm" draw:start-shape="id2" draw:start-glue-point="11" draw:end-shape="id3" draw:end-glue-point="7" svg:d="M1566 4434l868-868" svg:viewBox="0 0 869 869">
          <text:p/>
        </draw:connector>
        <draw:connector draw:style-name="gr2" draw:text-style-name="P3" draw:layer="layout" draw:type="line" svg:x1="2.434cm" svg:y1="2.434cm" svg:x2="1.566cm" svg:y2="1.566cm" draw:start-shape="id3" draw:start-glue-point="5" draw:end-shape="id1" draw:end-glue-point="9" svg:d="M2434 2434l-868-868" svg:viewBox="0 0 869 869">
          <text:p/>
        </draw:connector>
        <draw:connector draw:style-name="gr2" draw:text-style-name="P3" draw:layer="layout" draw:type="line" svg:x1="6.2cm" svg:y1="1cm" svg:x2="3.566cm" svg:y2="2.434cm" draw:start-shape="id4" draw:start-glue-point="6" draw:end-shape="id3" draw:end-glue-point="11" svg:d="M6200 1000l-2634 1434" svg:viewBox="0 0 2635 1435">
          <text:p/>
        </draw:connector>
        <draw:connector draw:style-name="gr2" draw:text-style-name="P3" draw:layer="layout" draw:type="line" svg:x1="4.534cm" svg:y1="2.434cm" svg:x2="1.8cm" svg:y2="1cm" draw:start-shape="id5" draw:start-glue-point="5" draw:end-shape="id1" draw:end-glue-point="10" svg:d="M4534 2434l-2734-1434" svg:viewBox="0 0 2735 1435">
          <text:p/>
        </draw:connector>
        <draw:connector draw:style-name="gr2" draw:text-style-name="P3" draw:layer="layout" draw:type="line" svg:x1="5.666cm" svg:y1="3.566cm" svg:x2="6.434cm" svg:y2="4.434cm" draw:start-shape="id5" draw:start-glue-point="9" draw:end-shape="id6" draw:end-glue-point="5" svg:d="M5666 3566l768 868" svg:viewBox="0 0 769 869">
          <text:p/>
        </draw:connector>
        <draw:connector draw:style-name="gr2" draw:text-style-name="P3" draw:layer="layout" draw:type="line" svg:x1="7cm" svg:y1="4.2cm" svg:x2="7cm" svg:y2="1.8cm" draw:start-shape="id6" draw:start-glue-point="4" draw:end-shape="id4" draw:end-glue-point="8" svg:d="M7000 4200v-2400" svg:viewBox="0 0 1 2401">
          <text:p/>
        </draw:connector>
        <draw:connector draw:style-name="gr2" draw:text-style-name="P3" draw:layer="layout" draw:type="line" svg:x1="6.434cm" svg:y1="1.566cm" svg:x2="5.666cm" svg:y2="2.434cm" draw:start-shape="id4" draw:start-glue-point="7" draw:end-shape="id5" draw:end-glue-point="11" svg:d="M6434 1566l-768 868" svg:viewBox="0 0 769 869">
          <text:p/>
        </draw:connector>
        <draw:connector draw:style-name="gr2" draw:text-style-name="P3" draw:layer="layout" draw:type="line" svg:x1="6.434cm" svg:y1="5.566cm" svg:x2="5.666cm" svg:y2="6.434cm" draw:start-shape="id6" draw:start-glue-point="7" draw:end-shape="id7" draw:end-glue-point="11" svg:d="M6434 5566l-768 868" svg:viewBox="0 0 769 869">
          <text:p/>
        </draw:connector>
        <draw:connector draw:style-name="gr2" draw:text-style-name="P3" draw:layer="layout" draw:type="line" svg:x1="2.434cm" svg:y1="6.434cm" svg:x2="1.566cm" svg:y2="5.566cm" draw:start-shape="id8" draw:start-glue-point="5" draw:end-shape="id2" draw:end-glue-point="9" svg:d="M2434 6434l-868-868" svg:viewBox="0 0 869 869">
          <text:p/>
        </draw:connector>
        <draw:connector draw:style-name="gr2" draw:text-style-name="P3" draw:layer="layout" draw:type="line" svg:x1="3cm" svg:y1="6.2cm" svg:x2="3cm" svg:y2="3.8cm" draw:start-shape="id8" draw:start-glue-point="4" draw:end-shape="id3" draw:end-glue-point="8" svg:d="M3000 6200v-2400" svg:viewBox="0 0 1 2401">
          <text:p/>
        </draw:connector>
        <draw:connector draw:style-name="gr2" draw:text-style-name="P3" draw:layer="layout" draw:type="line" svg:x1="5.1cm" svg:y1="3.8cm" svg:x2="5.1cm" svg:y2="6.2cm" draw:start-shape="id5" draw:start-glue-point="8" draw:end-shape="id7" draw:end-glue-point="4" svg:d="M5100 3800v2400" svg:viewBox="0 0 1 2401">
          <text:p/>
        </draw:connector>
      </draw:page>
      <draw:page draw:name="page2" draw:style-name="dp1" draw:master-page-name="Default">
        <draw:custom-shape draw:style-name="gr3" draw:text-style-name="P4" xml:id="id11" draw:id="id11" draw:layer="layout" svg:width="1.813cm" svg:height="1.813cm" svg:x="0.776cm" svg:y="5.75cm">
          <text:p text:style-name="P1">-X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3.172cm" svg:height="3.172cm" svg:x="4.628cm" svg:y="0.537cm">
          <text:p text:style-name="P1">-X1, </text:p>
          <text:p text:style-name="P1">-X2, -X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1.813cm" svg:height="1.813cm" svg:x="5.308cm" svg:y="5.75cm">
          <text:p text:style-name="P1">X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28cm" svg:y1="2.123cm" svg:x2="3.267cm" svg:y2="2.123cm" draw:start-shape="id9" draw:start-glue-point="6" draw:end-shape="id10" draw:end-glue-point="10" svg:d="M4628 2123h-1361" svg:viewBox="0 0 1362 1">
          <text:p/>
        </draw:connector>
        <draw:connector draw:style-name="gr2" draw:text-style-name="P3" draw:layer="layout" draw:type="line" svg:x1="1.683cm" svg:y1="5.75cm" svg:x2="1.681cm" svg:y2="3.709cm" draw:start-shape="id11" draw:start-glue-point="4" draw:end-shape="id10" draw:end-glue-point="8" svg:d="M1683 5750l-2-2041" svg:viewBox="0 0 3 2042">
          <text:p/>
        </draw:connector>
        <draw:connector draw:style-name="gr2" draw:text-style-name="P3" draw:layer="layout" draw:type="line" svg:x1="6.214cm" svg:y1="3.709cm" svg:x2="6.215cm" svg:y2="5.75cm" draw:start-shape="id9" draw:start-glue-point="8" draw:end-shape="id12" draw:end-glue-point="4" svg:d="M6214 3709l1 2041" svg:viewBox="0 0 2 2042">
          <text:p/>
        </draw:connector>
        <draw:custom-shape draw:style-name="gr6" draw:text-style-name="P2" xml:id="id10" draw:id="id10" draw:layer="layout" svg:width="3.172cm" svg:height="3.172cm" svg:x="0.095cm" svg:y="0.537cm">
          <text:p text:style-name="P1">X1, </text:p>
          <text:p text:style-name="P1">X2, X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2:48:58.205000000</meta:creation-date>
    <dc:date>2016-04-17T21:07:12.369000000</dc:date>
    <meta:editing-duration>PT10M19S</meta:editing-duration>
    <meta:editing-cycles>4</meta:editing-cycles>
    <meta:generator>LibreOffice/5.0.5.2$Windows_x86 LibreOffice_project/55b006a02d247b5f7215fc6ea0fde844b30035b3</meta:generator>
    <meta:document-statistic meta:object-count="27"/>
  </office:meta>
</office:document-meta>
</file>